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25.7cm" fo:margin-top="0cm" fo:margin-bottom="0.101cm" table:align="margins"/>
    </style:style>
    <style:style style:name="Таблица2.A" style:family="table-column">
      <style:table-column-properties style:column-width="1.21cm" style:rel-column-width="686*"/>
    </style:style>
    <style:style style:name="Таблица2.B" style:family="table-column">
      <style:table-column-properties style:column-width="2.891cm" style:rel-column-width="1638*"/>
    </style:style>
    <style:style style:name="Таблица2.C" style:family="table-column">
      <style:table-column-properties style:column-width="1.304cm" style:rel-column-width="739*"/>
    </style:style>
    <style:style style:name="Таблица2.D" style:family="table-column">
      <style:table-column-properties style:column-width="3.103cm" style:rel-column-width="1758*"/>
    </style:style>
    <style:style style:name="Таблица2.E" style:family="table-column">
      <style:table-column-properties style:column-width="2.866cm" style:rel-column-width="1624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J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none" fo:border-top="none" fo:border-bottom="0.05pt solid #000000"/>
    </style:style>
    <style:style style:name="Таблица2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G4" style:family="table-cell">
      <style:table-cell-properties fo:padding="0.097cm" fo:border-left="0.05pt solid #000000" fo:border-right="none" fo:border-top="none" fo:border-bottom="0.05pt solid #000000"/>
    </style:style>
    <style:style style:name="Таблица2.H4" style:family="table-cell">
      <style:table-cell-properties fo:padding="0.097cm" fo:border-left="0.05pt solid #000000" fo:border-right="none" fo:border-top="none" fo:border-bottom="0.05pt solid #000000"/>
    </style:style>
    <style:style style:name="Таблица2.I4" style:family="table-cell">
      <style:table-cell-properties fo:padding="0.097cm" fo:border-left="0.05pt solid #000000" fo:border-right="none" fo:border-top="none" fo:border-bottom="0.05pt solid #000000"/>
    </style:style>
    <style:style style:name="Таблица2.J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none" fo:border-top="none" fo:border-bottom="0.05pt solid #000000"/>
    </style:style>
    <style:style style:name="Таблица2.H5" style:family="table-cell">
      <style:table-cell-properties fo:padding="0.097cm" fo:border-left="0.05pt solid #000000" fo:border-right="none" fo:border-top="none" fo:border-bottom="0.05pt solid #000000"/>
    </style:style>
    <style:style style:name="Таблица2.I5" style:family="table-cell">
      <style:table-cell-properties fo:padding="0.097cm" fo:border-left="0.05pt solid #000000" fo:border-right="none" fo:border-top="none" fo:border-bottom="0.05pt solid #000000"/>
    </style:style>
    <style:style style:name="Таблица2.J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none" fo:border-top="none" fo:border-bottom="0.05pt solid #000000"/>
    </style:style>
    <style:style style:name="Таблица2.H6" style:family="table-cell">
      <style:table-cell-properties fo:padding="0.097cm" fo:border-left="0.05pt solid #000000" fo:border-right="none" fo:border-top="none" fo:border-bottom="0.05pt solid #000000"/>
    </style:style>
    <style:style style:name="Таблица2.I6" style:family="table-cell">
      <style:table-cell-properties fo:padding="0.097cm" fo:border-left="0.05pt solid #000000" fo:border-right="none" fo:border-top="none" fo:border-bottom="0.05pt solid #000000"/>
    </style:style>
    <style:style style:name="Таблица2.J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none" fo:border-top="none" fo:border-bottom="0.05pt solid #000000"/>
    </style:style>
    <style:style style:name="Таблица2.H7" style:family="table-cell">
      <style:table-cell-properties fo:padding="0.097cm" fo:border-left="0.05pt solid #000000" fo:border-right="none" fo:border-top="none" fo:border-bottom="0.05pt solid #000000"/>
    </style:style>
    <style:style style:name="Таблица2.I7" style:family="table-cell">
      <style:table-cell-properties fo:padding="0.097cm" fo:border-left="0.05pt solid #000000" fo:border-right="none" fo:border-top="none" fo:border-bottom="0.05pt solid #000000"/>
    </style:style>
    <style:style style:name="Таблица2.J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I8" style:family="table-cell">
      <style:table-cell-properties fo:padding="0.097cm" fo:border-left="0.05pt solid #000000" fo:border-right="none" fo:border-top="none" fo:border-bottom="0.05pt solid #000000"/>
    </style:style>
    <style:style style:name="Таблица2.J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none" fo:border-top="none" fo:border-bottom="0.05pt solid #000000"/>
    </style:style>
    <style:style style:name="Таблица2.H9" style:family="table-cell">
      <style:table-cell-properties fo:padding="0.097cm" fo:border-left="0.05pt solid #000000" fo:border-right="none" fo:border-top="none" fo:border-bottom="0.05pt solid #000000"/>
    </style:style>
    <style:style style:name="Таблица2.I9" style:family="table-cell">
      <style:table-cell-properties fo:padding="0.097cm" fo:border-left="0.05pt solid #000000" fo:border-right="none" fo:border-top="none" fo:border-bottom="0.05pt solid #000000"/>
    </style:style>
    <style:style style:name="Таблица2.J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none" fo:border-top="none" fo:border-bottom="0.05pt solid #000000"/>
    </style:style>
    <style:style style:name="Таблица2.H10" style:family="table-cell">
      <style:table-cell-properties fo:padding="0.097cm" fo:border-left="0.05pt solid #000000" fo:border-right="none" fo:border-top="none" fo:border-bottom="0.05pt solid #000000"/>
    </style:style>
    <style:style style:name="Таблица2.I10" style:family="table-cell">
      <style:table-cell-properties fo:padding="0.097cm" fo:border-left="0.05pt solid #000000" fo:border-right="none" fo:border-top="none" fo:border-bottom="0.05pt solid #000000"/>
    </style:style>
    <style:style style:name="Таблица2.J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none" fo:border-top="none" fo:border-bottom="0.05pt solid #000000"/>
    </style:style>
    <style:style style:name="Таблица2.H11" style:family="table-cell">
      <style:table-cell-properties fo:padding="0.097cm" fo:border-left="0.05pt solid #000000" fo:border-right="none" fo:border-top="none" fo:border-bottom="0.05pt solid #000000"/>
    </style:style>
    <style:style style:name="Таблица2.I11" style:family="table-cell">
      <style:table-cell-properties fo:padding="0.097cm" fo:border-left="0.05pt solid #000000" fo:border-right="none" fo:border-top="none" fo:border-bottom="0.05pt solid #000000"/>
    </style:style>
    <style:style style:name="Таблица2.J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I13" style:family="table-cell">
      <style:table-cell-properties fo:padding="0.097cm" fo:border-left="0.05pt solid #000000" fo:border-right="none" fo:border-top="none" fo:border-bottom="0.05pt solid #000000"/>
    </style:style>
    <style:style style:name="Таблица2.J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I14" style:family="table-cell">
      <style:table-cell-properties fo:padding="0.097cm" fo:border-left="0.05pt solid #000000" fo:border-right="none" fo:border-top="none" fo:border-bottom="0.05pt solid #000000"/>
    </style:style>
    <style:style style:name="Таблица2.J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I15" style:family="table-cell">
      <style:table-cell-properties fo:padding="0.097cm" fo:border-left="0.05pt solid #000000" fo:border-right="none" fo:border-top="none" fo:border-bottom="0.05pt solid #000000"/>
    </style:style>
    <style:style style:name="Таблица2.J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I16" style:family="table-cell">
      <style:table-cell-properties fo:padding="0.097cm" fo:border-left="0.05pt solid #000000" fo:border-right="none" fo:border-top="none" fo:border-bottom="0.05pt solid #000000"/>
    </style:style>
    <style:style style:name="Таблица2.J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I18" style:family="table-cell">
      <style:table-cell-properties fo:padding="0.097cm" fo:border-left="0.05pt solid #000000" fo:border-right="none" fo:border-top="none" fo:border-bottom="0.05pt solid #000000"/>
    </style:style>
    <style:style style:name="Таблица2.J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I19" style:family="table-cell">
      <style:table-cell-properties fo:padding="0.097cm" fo:border-left="0.05pt solid #000000" fo:border-right="none" fo:border-top="none" fo:border-bottom="0.05pt solid #000000"/>
    </style:style>
    <style:style style:name="Таблица2.J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I20" style:family="table-cell">
      <style:table-cell-properties fo:padding="0.097cm" fo:border-left="0.05pt solid #000000" fo:border-right="none" fo:border-top="none" fo:border-bottom="0.05pt solid #000000"/>
    </style:style>
    <style:style style:name="Таблица2.J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I21" style:family="table-cell">
      <style:table-cell-properties fo:padding="0.097cm" fo:border-left="0.05pt solid #000000" fo:border-right="none" fo:border-top="none" fo:border-bottom="0.05pt solid #000000"/>
    </style:style>
    <style:style style:name="Таблица2.J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I23" style:family="table-cell">
      <style:table-cell-properties fo:padding="0.097cm" fo:border-left="0.05pt solid #000000" fo:border-right="none" fo:border-top="none" fo:border-bottom="0.05pt solid #000000"/>
    </style:style>
    <style:style style:name="Таблица2.J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I24" style:family="table-cell">
      <style:table-cell-properties fo:padding="0.097cm" fo:border-left="0.05pt solid #000000" fo:border-right="none" fo:border-top="none" fo:border-bottom="0.05pt solid #000000"/>
    </style:style>
    <style:style style:name="Таблица2.J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I25" style:family="table-cell">
      <style:table-cell-properties fo:padding="0.097cm" fo:border-left="0.05pt solid #000000" fo:border-right="none" fo:border-top="none" fo:border-bottom="0.05pt solid #000000"/>
    </style:style>
    <style:style style:name="Таблица2.J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I26" style:family="table-cell">
      <style:table-cell-properties fo:padding="0.097cm" fo:border-left="0.05pt solid #000000" fo:border-right="none" fo:border-top="none" fo:border-bottom="0.05pt solid #000000"/>
    </style:style>
    <style:style style:name="Таблица2.J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I28" style:family="table-cell">
      <style:table-cell-properties fo:padding="0.097cm" fo:border-left="0.05pt solid #000000" fo:border-right="none" fo:border-top="none" fo:border-bottom="0.05pt solid #000000"/>
    </style:style>
    <style:style style:name="Таблица2.J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I29" style:family="table-cell">
      <style:table-cell-properties fo:padding="0.097cm" fo:border-left="0.05pt solid #000000" fo:border-right="none" fo:border-top="none" fo:border-bottom="0.05pt solid #000000"/>
    </style:style>
    <style:style style:name="Таблица2.J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I30" style:family="table-cell">
      <style:table-cell-properties fo:padding="0.097cm" fo:border-left="0.05pt solid #000000" fo:border-right="none" fo:border-top="none" fo:border-bottom="0.05pt solid #000000"/>
    </style:style>
    <style:style style:name="Таблица2.J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I31" style:family="table-cell">
      <style:table-cell-properties fo:padding="0.097cm" fo:border-left="0.05pt solid #000000" fo:border-right="none" fo:border-top="none" fo:border-bottom="0.05pt solid #000000"/>
    </style:style>
    <style:style style:name="Таблица2.J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I33" style:family="table-cell">
      <style:table-cell-properties fo:padding="0.097cm" fo:border-left="0.05pt solid #000000" fo:border-right="none" fo:border-top="none" fo:border-bottom="0.05pt solid #000000"/>
    </style:style>
    <style:style style:name="Таблица2.J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I34" style:family="table-cell">
      <style:table-cell-properties fo:padding="0.097cm" fo:border-left="0.05pt solid #000000" fo:border-right="none" fo:border-top="none" fo:border-bottom="0.05pt solid #000000"/>
    </style:style>
    <style:style style:name="Таблица2.J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I35" style:family="table-cell">
      <style:table-cell-properties fo:padding="0.097cm" fo:border-left="0.05pt solid #000000" fo:border-right="none" fo:border-top="none" fo:border-bottom="0.05pt solid #000000"/>
    </style:style>
    <style:style style:name="Таблица2.J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6" style:family="table-cell">
      <style:table-cell-properties fo:padding="0.097cm" fo:border-left="0.05pt solid #000000" fo:border-right="none" fo:border-top="none" fo:border-bottom="0.05pt solid #000000"/>
    </style:style>
    <style:style style:name="Таблица2.I36" style:family="table-cell">
      <style:table-cell-properties fo:padding="0.097cm" fo:border-left="0.05pt solid #000000" fo:border-right="none" fo:border-top="none" fo:border-bottom="0.05pt solid #000000"/>
    </style:style>
    <style:style style:name="Таблица2.J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I38" style:family="table-cell">
      <style:table-cell-properties fo:padding="0.097cm" fo:border-left="0.05pt solid #000000" fo:border-right="none" fo:border-top="none" fo:border-bottom="0.05pt solid #000000"/>
    </style:style>
    <style:style style:name="Таблица2.J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9" style:family="table-cell">
      <style:table-cell-properties fo:padding="0.097cm" fo:border-left="0.05pt solid #000000" fo:border-right="none" fo:border-top="none" fo:border-bottom="0.05pt solid #000000"/>
    </style:style>
    <style:style style:name="Таблица2.I39" style:family="table-cell">
      <style:table-cell-properties fo:padding="0.097cm" fo:border-left="0.05pt solid #000000" fo:border-right="none" fo:border-top="none" fo:border-bottom="0.05pt solid #000000"/>
    </style:style>
    <style:style style:name="Таблица2.J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0" style:family="table-cell">
      <style:table-cell-properties fo:padding="0.097cm" fo:border-left="0.05pt solid #000000" fo:border-right="none" fo:border-top="none" fo:border-bottom="0.05pt solid #000000"/>
    </style:style>
    <style:style style:name="Таблица2.I40" style:family="table-cell">
      <style:table-cell-properties fo:padding="0.097cm" fo:border-left="0.05pt solid #000000" fo:border-right="none" fo:border-top="none" fo:border-bottom="0.05pt solid #000000"/>
    </style:style>
    <style:style style:name="Таблица2.J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1" style:family="table-cell">
      <style:table-cell-properties fo:padding="0.097cm" fo:border-left="0.05pt solid #000000" fo:border-right="none" fo:border-top="none" fo:border-bottom="0.05pt solid #000000"/>
    </style:style>
    <style:style style:name="Таблица2.I41" style:family="table-cell">
      <style:table-cell-properties fo:padding="0.097cm" fo:border-left="0.05pt solid #000000" fo:border-right="none" fo:border-top="none" fo:border-bottom="0.05pt solid #000000"/>
    </style:style>
    <style:style style:name="Таблица2.J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I43" style:family="table-cell">
      <style:table-cell-properties fo:padding="0.097cm" fo:border-left="0.05pt solid #000000" fo:border-right="none" fo:border-top="none" fo:border-bottom="0.05pt solid #000000"/>
    </style:style>
    <style:style style:name="Таблица2.J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4" style:family="table-cell">
      <style:table-cell-properties fo:padding="0.097cm" fo:border-left="0.05pt solid #000000" fo:border-right="none" fo:border-top="none" fo:border-bottom="0.05pt solid #000000"/>
    </style:style>
    <style:style style:name="Таблица2.I44" style:family="table-cell">
      <style:table-cell-properties fo:padding="0.097cm" fo:border-left="0.05pt solid #000000" fo:border-right="none" fo:border-top="none" fo:border-bottom="0.05pt solid #000000"/>
    </style:style>
    <style:style style:name="Таблица2.J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5" style:family="table-cell">
      <style:table-cell-properties fo:padding="0.097cm" fo:border-left="0.05pt solid #000000" fo:border-right="none" fo:border-top="none" fo:border-bottom="0.05pt solid #000000"/>
    </style:style>
    <style:style style:name="Таблица2.I45" style:family="table-cell">
      <style:table-cell-properties fo:padding="0.097cm" fo:border-left="0.05pt solid #000000" fo:border-right="none" fo:border-top="none" fo:border-bottom="0.05pt solid #000000"/>
    </style:style>
    <style:style style:name="Таблица2.J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6" style:family="table-cell">
      <style:table-cell-properties fo:padding="0.097cm" fo:border-left="0.05pt solid #000000" fo:border-right="none" fo:border-top="none" fo:border-bottom="0.05pt solid #000000"/>
    </style:style>
    <style:style style:name="Таблица2.I46" style:family="table-cell">
      <style:table-cell-properties fo:padding="0.097cm" fo:border-left="0.05pt solid #000000" fo:border-right="none" fo:border-top="none" fo:border-bottom="0.05pt solid #000000"/>
    </style:style>
    <style:style style:name="Таблица2.J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I48" style:family="table-cell">
      <style:table-cell-properties fo:padding="0.097cm" fo:border-left="0.05pt solid #000000" fo:border-right="none" fo:border-top="none" fo:border-bottom="0.05pt solid #000000"/>
    </style:style>
    <style:style style:name="Таблица2.J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9" style:family="table-cell">
      <style:table-cell-properties fo:padding="0.097cm" fo:border-left="0.05pt solid #000000" fo:border-right="none" fo:border-top="none" fo:border-bottom="0.05pt solid #000000"/>
    </style:style>
    <style:style style:name="Таблица2.I49" style:family="table-cell">
      <style:table-cell-properties fo:padding="0.097cm" fo:border-left="0.05pt solid #000000" fo:border-right="none" fo:border-top="none" fo:border-bottom="0.05pt solid #000000"/>
    </style:style>
    <style:style style:name="Таблица2.J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0" style:family="table-cell">
      <style:table-cell-properties fo:padding="0.097cm" fo:border-left="0.05pt solid #000000" fo:border-right="none" fo:border-top="none" fo:border-bottom="0.05pt solid #000000"/>
    </style:style>
    <style:style style:name="Таблица2.I50" style:family="table-cell">
      <style:table-cell-properties fo:padding="0.097cm" fo:border-left="0.05pt solid #000000" fo:border-right="none" fo:border-top="none" fo:border-bottom="0.05pt solid #000000"/>
    </style:style>
    <style:style style:name="Таблица2.J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1" style:family="table-cell">
      <style:table-cell-properties fo:padding="0.097cm" fo:border-left="0.05pt solid #000000" fo:border-right="none" fo:border-top="none" fo:border-bottom="0.05pt solid #000000"/>
    </style:style>
    <style:style style:name="Таблица2.I51" style:family="table-cell">
      <style:table-cell-properties fo:padding="0.097cm" fo:border-left="0.05pt solid #000000" fo:border-right="none" fo:border-top="none" fo:border-bottom="0.05pt solid #000000"/>
    </style:style>
    <style:style style:name="Таблица2.J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I53" style:family="table-cell">
      <style:table-cell-properties fo:padding="0.097cm" fo:border-left="0.05pt solid #000000" fo:border-right="none" fo:border-top="none" fo:border-bottom="0.05pt solid #000000"/>
    </style:style>
    <style:style style:name="Таблица2.J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4" style:family="table-cell">
      <style:table-cell-properties fo:padding="0.097cm" fo:border-left="0.05pt solid #000000" fo:border-right="none" fo:border-top="none" fo:border-bottom="0.05pt solid #000000"/>
    </style:style>
    <style:style style:name="Таблица2.I54" style:family="table-cell">
      <style:table-cell-properties fo:padding="0.097cm" fo:border-left="0.05pt solid #000000" fo:border-right="none" fo:border-top="none" fo:border-bottom="0.05pt solid #000000"/>
    </style:style>
    <style:style style:name="Таблица2.J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5" style:family="table-cell">
      <style:table-cell-properties fo:padding="0.097cm" fo:border-left="0.05pt solid #000000" fo:border-right="none" fo:border-top="none" fo:border-bottom="0.05pt solid #000000"/>
    </style:style>
    <style:style style:name="Таблица2.I55" style:family="table-cell">
      <style:table-cell-properties fo:padding="0.097cm" fo:border-left="0.05pt solid #000000" fo:border-right="none" fo:border-top="none" fo:border-bottom="0.05pt solid #000000"/>
    </style:style>
    <style:style style:name="Таблица2.J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6" style:family="table-cell">
      <style:table-cell-properties fo:padding="0.097cm" fo:border-left="0.05pt solid #000000" fo:border-right="none" fo:border-top="none" fo:border-bottom="0.05pt solid #000000"/>
    </style:style>
    <style:style style:name="Таблица2.I56" style:family="table-cell">
      <style:table-cell-properties fo:padding="0.097cm" fo:border-left="0.05pt solid #000000" fo:border-right="none" fo:border-top="none" fo:border-bottom="0.05pt solid #000000"/>
    </style:style>
    <style:style style:name="Таблица2.J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4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694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Таблица1" style:family="table">
      <style:table-properties style:width="25.7cm" fo:margin-top="0cm" fo:margin-bottom="0.101cm" table:align="margins" style:shadow="none"/>
    </style:style>
    <style:style style:name="Таблица1.A" style:family="table-column">
      <style:table-column-properties style:column-width="0.699cm" style:rel-column-width="396*"/>
    </style:style>
    <style:style style:name="Таблица1.B" style:family="table-column">
      <style:table-column-properties style:column-width="25.001cm" style:rel-column-width="14174*"/>
    </style:style>
    <style:style style:name="Таблица1.A1" style:family="table-cell">
      <style:table-cell-properties fo:background-color="#ed1c24" fo:padding="0.097cm" fo:border="none">
        <style:background-image/>
      </style:table-cell-properties>
    </style:style>
    <style:style style:name="Таблица1.B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388e" officeooo:paragraph-rsid="0014388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463eb"/>
    </style:style>
    <style:style style:name="P10" style:family="paragraph" style:parent-style-name="Standard">
      <style:paragraph-properties fo:text-align="center" style:justify-single-word="false"/>
      <style:text-properties officeooo:paragraph-rsid="0005a551"/>
    </style:style>
    <style:style style:name="P11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3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17" style:family="paragraph" style:parent-style-name="Standard">
      <style:text-properties officeooo:paragraph-rsid="000b8b5a"/>
    </style:style>
    <style:style style:name="P18" style:family="paragraph" style:parent-style-name="Standard">
      <style:text-properties officeooo:paragraph-rsid="000c16a8"/>
    </style:style>
    <style:style style:name="P19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20" style:family="paragraph" style:parent-style-name="Standard">
      <style:paragraph-properties fo:text-align="start" style:justify-single-word="false"/>
      <style:text-properties officeooo:paragraph-rsid="0010144e"/>
    </style:style>
    <style:style style:name="P21" style:family="paragraph" style:parent-style-name="Standard">
      <style:paragraph-properties fo:text-align="start" style:justify-single-word="false"/>
      <style:text-properties officeooo:paragraph-rsid="00164923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Footer">
      <style:paragraph-properties fo:text-align="center" style:justify-single-word="false"/>
      <style:text-properties officeooo:paragraph-rsid="0005a551"/>
    </style:style>
    <style:style style:name="P24" style:family="paragraph" style:parent-style-name="Footer">
      <style:paragraph-properties fo:text-align="center" style:justify-single-word="false"/>
      <style:text-properties officeooo:paragraph-rsid="000b8b5a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26" style:family="paragraph" style:parent-style-name="Table_20_Contents">
      <style:text-properties officeooo:rsid="000463eb" officeooo:paragraph-rsid="000463eb"/>
    </style:style>
    <style:style style:name="P27" style:family="paragraph" style:parent-style-name="Table_20_Contents">
      <style:text-properties officeooo:rsid="0004c4cd" officeooo:paragraph-rsid="0004c4cd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30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118382" officeooo:paragraph-rsid="0010144e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10144e" officeooo:paragraph-rsid="0010144e" style:font-weight-asian="bold" style:font-weight-complex="bold"/>
    </style:style>
    <style:style style:name="P37" style:family="paragraph" style:parent-style-name="Table_20_Contents">
      <style:text-properties fo:font-weight="bold" officeooo:rsid="0010144e" officeooo:paragraph-rsid="0010144e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0144e" officeooo:paragraph-rsid="0010144e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124933" officeooo:paragraph-rsid="00124933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14388e" officeooo:paragraph-rsid="0014388e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1545e1" officeooo:paragraph-rsid="001545e1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15d33d" officeooo:paragraph-rsid="0015d33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15d33d" officeooo:paragraph-rsid="0015d33d" style:font-weight-asian="bold" style:font-weight-complex="bold" style:text-rotation-angle="90" style:text-rotation-scale="line-height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10144e" officeooo:paragraph-rsid="00104247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weight="normal" officeooo:rsid="00104247" officeooo:paragraph-rsid="00104247" style:font-weight-asian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weight="normal" officeooo:rsid="000c38f6" officeooo:paragraph-rsid="0015d33d" style:font-weight-asian="normal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60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61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62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63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64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65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66" style:family="paragraph" style:parent-style-name="Table_20_Contents">
      <style:paragraph-properties fo:text-align="start" style:justify-single-word="false"/>
    </style:style>
    <style:style style:name="P67" style:family="paragraph" style:parent-style-name="Table_20_Contents">
      <style:paragraph-properties fo:text-align="start" style:justify-single-word="false"/>
      <style:text-properties officeooo:rsid="00124933" officeooo:paragraph-rsid="00124933"/>
    </style:style>
    <style:style style:name="P68" style:family="paragraph" style:parent-style-name="Table_20_Contents">
      <style:paragraph-properties fo:text-align="start" style:justify-single-word="false"/>
      <style:text-properties officeooo:rsid="0014388e" officeooo:paragraph-rsid="0014388e"/>
    </style:style>
    <style:style style:name="P69" style:family="paragraph" style:parent-style-name="Table_20_Contents">
      <style:paragraph-properties fo:text-align="start" style:justify-single-word="false"/>
      <style:text-properties officeooo:rsid="001545e1" officeooo:paragraph-rsid="001545e1"/>
    </style:style>
    <style:style style:name="P70" style:family="paragraph" style:parent-style-name="Table_20_Contents">
      <style:paragraph-properties fo:text-align="start" style:justify-single-word="false"/>
      <style:text-properties officeooo:rsid="0015d33d" officeooo:paragraph-rsid="0015d33d"/>
    </style:style>
    <style:style style:name="P71" style:family="paragraph" style:parent-style-name="Table_20_Contents">
      <style:paragraph-properties fo:text-align="start" style:justify-single-word="false"/>
      <style:text-properties fo:font-size="10pt" officeooo:rsid="0015d33d" officeooo:paragraph-rsid="0015d33d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font-size="10pt" officeooo:rsid="0015d33d" officeooo:paragraph-rsid="0015d33d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fo:font-size="10pt" fo:font-weight="normal" officeooo:rsid="000c38f6" officeooo:paragraph-rsid="0015d33d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font-size="8pt" fo:font-weight="bold" officeooo:rsid="0015d33d" officeooo:paragraph-rsid="0015d33d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ce181e" fo:font-size="10pt" officeooo:rsid="0015d33d" officeooo:paragraph-rsid="0015d33d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color="#ce181e" fo:font-size="10pt" officeooo:rsid="0015d33d" officeooo:paragraph-rsid="0015d33d" style:font-size-asian="10pt" style:font-size-complex="10pt"/>
    </style:style>
    <style:style style:name="P77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weight="bold" officeooo:rsid="001851a2" officeooo:paragraph-rsid="001851a2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officeooo:paragraph-rsid="0023a0c1"/>
    </style:style>
    <style:style style:name="P81" style:family="paragraph" style:parent-style-name="Table_20_Contents">
      <style:paragraph-properties fo:text-align="start" style:justify-single-word="false"/>
      <style:text-properties fo:font-size="10pt" officeooo:rsid="001851a2" officeooo:paragraph-rsid="001851a2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fo:font-size="10pt" officeooo:rsid="001851a2" officeooo:paragraph-rsid="001851a2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fo:font-size="10pt" officeooo:rsid="0015d33d" officeooo:paragraph-rsid="0015d33d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fo:font-size="10pt" officeooo:rsid="0015d33d" officeooo:paragraph-rsid="0015d33d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fo:font-size="10pt" officeooo:rsid="0018749f" officeooo:paragraph-rsid="0018749f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018749f" officeooo:paragraph-rsid="0018749f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18749f" officeooo:paragraph-rsid="001c8f5b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18749f" officeooo:paragraph-rsid="001d77f2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font-size="10pt" officeooo:rsid="0018749f" officeooo:paragraph-rsid="0023a0c1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fo:font-size="10pt" officeooo:rsid="001a2025" officeooo:paragraph-rsid="001a2025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size="10pt" officeooo:rsid="001a2025" officeooo:paragraph-rsid="001a2025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01a2025" officeooo:paragraph-rsid="001c8f5b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fo:font-size="10pt" officeooo:rsid="001a2025" officeooo:paragraph-rsid="001f7068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01bcb46" officeooo:paragraph-rsid="001bcb46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font-size="10pt" officeooo:rsid="001c8f5b" officeooo:paragraph-rsid="001c8f5b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fo:font-size="10pt" officeooo:rsid="001d77f2" officeooo:paragraph-rsid="001d77f2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font-size="10pt" officeooo:rsid="001f7068" officeooo:paragraph-rsid="001f7068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font-size="10pt" officeooo:rsid="001f7068" officeooo:paragraph-rsid="0020f92c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fo:font-size="10pt" officeooo:rsid="002085e8" officeooo:paragraph-rsid="002085e8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fo:font-size="10pt" officeooo:rsid="0023a0c1" officeooo:paragraph-rsid="0023a0c1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fo:font-size="10pt" fo:font-weight="bold" officeooo:rsid="001851a2" officeooo:paragraph-rsid="001851a2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10pt" fo:font-weight="bold" officeooo:rsid="001851a2" officeooo:paragraph-rsid="001851a2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10pt" fo:font-weight="bold" officeooo:rsid="0015d33d" officeooo:paragraph-rsid="0015d33d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10pt" fo:font-weight="bold" officeooo:rsid="0018749f" officeooo:paragraph-rsid="0018749f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10pt" fo:font-weight="bold" officeooo:rsid="001a2025" officeooo:paragraph-rsid="001a2025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size="10pt" fo:font-weight="bold" officeooo:rsid="001d77f2" officeooo:paragraph-rsid="001d77f2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size="10pt" fo:font-weight="bold" officeooo:rsid="001f7068" officeooo:paragraph-rsid="001f7068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size="10pt" fo:font-weight="normal" officeooo:rsid="001851a2" officeooo:paragraph-rsid="001851a2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font-size="10pt" fo:font-weight="normal" officeooo:rsid="001851a2" officeooo:paragraph-rsid="0018749f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fo:font-size="10pt" fo:font-weight="normal" officeooo:rsid="001851a2" officeooo:paragraph-rsid="001a2025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fo:font-size="10pt" fo:font-weight="normal" officeooo:rsid="0015d33d" officeooo:paragraph-rsid="001d77f2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font-size="10pt" fo:font-weight="normal" officeooo:rsid="0015d33d" officeooo:paragraph-rsid="0020f92c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fo:font-size="10pt" fo:font-weight="normal" officeooo:rsid="0015d33d" officeooo:paragraph-rsid="00226a7f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fo:color="#ce181e" fo:font-size="10pt" officeooo:rsid="001851a2" officeooo:paragraph-rsid="001851a2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color="#ce181e" fo:font-size="10pt" officeooo:rsid="001851a2" officeooo:paragraph-rsid="001851a2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color="#ce181e" fo:font-size="10pt" officeooo:rsid="001851a2" officeooo:paragraph-rsid="0018749f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color="#ce181e" fo:font-size="10pt" officeooo:rsid="001a2025" officeooo:paragraph-rsid="001c8f5b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color="#ce181e" fo:font-size="10pt" officeooo:rsid="002085e8" officeooo:paragraph-rsid="002085e8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fo:color="#ce181e" fo:font-size="10pt" officeooo:rsid="001f7068" officeooo:paragraph-rsid="001f7068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color="#ce181e" fo:font-size="10pt" fo:font-weight="normal" officeooo:rsid="0015d33d" officeooo:paragraph-rsid="001d77f2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color="#ce181e" fo:font-size="10pt" fo:font-weight="normal" officeooo:rsid="001f7068" officeooo:paragraph-rsid="001f7068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fo:font-size="10pt" officeooo:rsid="001851a2" officeooo:paragraph-rsid="001851a2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style:use-window-font-color="true" fo:font-size="10pt" officeooo:rsid="001851a2" officeooo:paragraph-rsid="001851a2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style:use-window-font-color="true" fo:font-size="10pt" officeooo:rsid="001851a2" officeooo:paragraph-rsid="0018749f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style:use-window-font-color="true" fo:font-size="10pt" fo:font-weight="normal" officeooo:rsid="0015d33d" officeooo:paragraph-rsid="001f7068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use-window-font-color="true" fo:font-size="10pt" fo:font-weight="normal" officeooo:rsid="0015d33d" officeooo:paragraph-rsid="0020f92c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fo:font-size="10pt" fo:font-weight="normal" officeooo:rsid="001f7068" officeooo:paragraph-rsid="001f7068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start" style:justify-single-word="false"/>
    </style:style>
    <style:style style:name="P129" style:family="paragraph" style:parent-style-name="Table_20_Contents">
      <style:paragraph-properties fo:text-align="end" style:justify-single-word="false"/>
      <style:text-properties officeooo:rsid="001f7068" officeooo:paragraph-rsid="001f7068"/>
    </style:style>
    <style:style style:name="P130" style:family="paragraph" style:parent-style-name="Table_20_Contents">
      <style:paragraph-properties fo:text-align="start" style:justify-single-word="false"/>
      <style:text-properties officeooo:rsid="001f7068" officeooo:paragraph-rsid="001f7068"/>
    </style:style>
    <style:style style:name="P131" style:family="paragraph" style:parent-style-name="Table_20_Contents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weight="bold" officeooo:rsid="0015d33d" officeooo:paragraph-rsid="0015d33d" style:font-weight-asian="bold" style:font-weight-complex="bold" style:text-rotation-angle="9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fo:font-size="8pt" fo:font-weight="bold" officeooo:rsid="0015d33d" officeooo:paragraph-rsid="0015d33d" style:font-size-asian="8pt" style:font-weight-asian="bold" style:font-size-complex="8pt" style:font-weight-complex="bold"/>
    </style:style>
    <style:style style:name="T1" style:family="text">
      <style:text-properties officeooo:rsid="001100da"/>
    </style:style>
    <style:style style:name="T2" style:family="text">
      <style:text-properties officeooo:rsid="0015d33d"/>
    </style:style>
    <style:style style:name="T3" style:family="text">
      <style:text-properties officeooo:rsid="000fbafd"/>
    </style:style>
    <style:style style:name="T4" style:family="text">
      <style:text-properties officeooo:rsid="000c16a8"/>
    </style:style>
    <style:style style:name="T5" style:family="text">
      <style:text-properties officeooo:rsid="000aa6fc"/>
    </style:style>
    <style:style style:name="T6" style:family="text">
      <style:text-properties officeooo:rsid="00079a15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officeooo:rsid="000ce7c2"/>
    </style:style>
    <style:style style:name="T9" style:family="text">
      <style:text-properties officeooo:rsid="00196541"/>
    </style:style>
    <style:style style:name="T10" style:family="text">
      <style:text-properties officeooo:rsid="0010144e"/>
    </style:style>
    <style:style style:name="T11" style:family="text">
      <style:text-properties officeooo:rsid="00104247"/>
    </style:style>
    <style:style style:name="T12" style:family="text">
      <style:text-properties officeooo:rsid="00124933"/>
    </style:style>
    <style:style style:name="T13" style:family="text">
      <style:text-properties officeooo:rsid="001851a2"/>
    </style:style>
    <style:style style:name="T14" style:family="text">
      <style:text-properties officeooo:rsid="0018749f"/>
    </style:style>
    <style:style style:name="T15" style:family="text">
      <style:text-properties officeooo:rsid="001a2025"/>
    </style:style>
    <style:style style:name="T16" style:family="text">
      <style:text-properties officeooo:rsid="001bcb46"/>
    </style:style>
    <style:style style:name="T17" style:family="text">
      <style:text-properties officeooo:rsid="001c8f5b"/>
    </style:style>
    <style:style style:name="T18" style:family="text">
      <style:text-properties officeooo:rsid="001d77f2"/>
    </style:style>
    <style:style style:name="T19" style:family="text">
      <style:text-properties officeooo:rsid="001f7068"/>
    </style:style>
    <style:style style:name="T20" style:family="text">
      <style:text-properties officeooo:rsid="0020f92c"/>
    </style:style>
    <style:style style:name="T21" style:family="text">
      <style:text-properties officeooo:rsid="00226a7f"/>
    </style:style>
    <style:style style:name="T22" style:family="text">
      <style:text-properties officeooo:rsid="0023a0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6"/>
          </table:table-cell>
          <table:table-cell table:style-name="Таблица1.B1" office:value-type="string">
            <text:p text:style-name="P80">- <text:span text:style-name="T22">военнослужащий, заступивший на дежурство в смене</text:span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6"/>
        <table:table-header-rows>
          <table:table-row>
            <table:table-cell table:style-name="Таблица2.A1" office:value-type="string">
              <text:p text:style-name="P43">№ п.п</text:p>
            </table:table-cell>
            <table:table-cell table:style-name="Таблица2.A1" office:value-type="string">
              <text:p text:style-name="P43">Специалист ДС НЦУО РФ</text:p>
            </table:table-cell>
            <table:table-cell table:style-name="Таблица2.A1" office:value-type="string">
              <text:p text:style-name="P132">№ смены</text:p>
            </table:table-cell>
            <table:table-cell table:style-name="Таблица2.A1" office:value-type="string">
              <text:p text:style-name="P43">В/звание Ф.И.О.</text:p>
            </table:table-cell>
            <table:table-cell table:style-name="Таблица2.A1" office:value-type="string">
              <text:p text:style-name="P43">С какого времени в должности</text:p>
            </table:table-cell>
            <table:table-cell table:style-name="Таблица2.A1" office:value-type="string">
              <text:p text:style-name="P132">Кол-во деж.<text:line-break/> в должности</text:p>
            </table:table-cell>
            <table:table-cell table:style-name="Таблица2.A1" office:value-type="string">
              <text:p text:style-name="P43">Отмечался в лучшую сторону</text:p>
            </table:table-cell>
            <table:table-cell table:style-name="Таблица2.A1" office:value-type="string">
              <text:p text:style-name="P43">Когда и за что отмечался в лучшую сторону</text:p>
            </table:table-cell>
            <table:table-cell table:style-name="Таблица2.A1" office:value-type="string">
              <text:p text:style-name="P43">Отмечался в худшую сторону</text:p>
            </table:table-cell>
            <table:table-cell table:style-name="Таблица2.J1" office:value-type="string">
              <text:p text:style-name="P43">Когда и за что отмечался в худшую сторону</text:p>
              <text:p text:style-name="P133">(*когда и по какой причине допускалась замена)</text:p>
            </table:table-cell>
          </table:table-row>
          <table:table-row>
            <table:table-cell table:style-name="Таблица2.A2" office:value-type="string">
              <text:p text:style-name="P43">1</text:p>
            </table:table-cell>
            <table:table-cell table:style-name="Таблица2.B2" office:value-type="string">
              <text:p text:style-name="P43">2</text:p>
            </table:table-cell>
            <table:table-cell table:style-name="Таблица2.A2" office:value-type="string">
              <text:p text:style-name="P43">3</text:p>
            </table:table-cell>
            <table:table-cell table:style-name="Таблица2.A2" office:value-type="string">
              <text:p text:style-name="P43">4</text:p>
            </table:table-cell>
            <table:table-cell table:style-name="Таблица2.A2" office:value-type="string">
              <text:p text:style-name="P43">5</text:p>
            </table:table-cell>
            <table:table-cell table:style-name="Таблица2.F2" office:value-type="string">
              <text:p text:style-name="P43">6</text:p>
            </table:table-cell>
            <table:table-cell table:style-name="Таблица2.G2" office:value-type="string">
              <text:p text:style-name="P43">7</text:p>
            </table:table-cell>
            <table:table-cell table:style-name="Таблица2.H10" office:value-type="string">
              <text:p text:style-name="P43">8</text:p>
            </table:table-cell>
            <table:table-cell table:style-name="Таблица2.I2" office:value-type="string">
              <text:p text:style-name="P43">9</text:p>
            </table:table-cell>
            <table:table-cell table:style-name="Таблица2.J2" office:value-type="string">
              <text:p text:style-name="P43">10</text:p>
            </table:table-cell>
          </table:table-row>
        </table:table-header-rows>
        <table:table-row>
          <table:table-cell table:style-name="Таблица2.A3" table:number-columns-spanned="10" office:value-type="string">
            <text:p text:style-name="P102">Отделение управления повседневной деятельностью ВД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4" office:value-type="string">
            <text:p text:style-name="P103">1.</text:p>
          </table:table-cell>
          <table:table-cell table:style-name="Таблица2.A2" table:number-rows-spanned="4" office:value-type="string">
            <text:p text:style-name="P101">ОУПД ВДВ</text:p>
            <text:p text:style-name="P81">СПОД ВДВ по ПД тлф. 2136-2148 (АТС-Р)</text:p>
          </table:table-cell>
          <table:table-cell table:style-name="Таблица2.A2" office:value-type="string">
            <text:p text:style-name="P114">ДС №1</text:p>
          </table:table-cell>
          <table:table-cell table:style-name="Таблица2.A2" office:value-type="string">
            <text:p text:style-name="P115">майор<text:line-break/>НАДЕЕВ<text:line-break/>Кирил <text:line-break/>Сергеевич</text:p>
          </table:table-cell>
          <table:table-cell table:style-name="Таблица2.A2" office:value-type="string">
            <text:p text:style-name="P108">пр. ком. ВДВ №63 от 27.06.14г.</text:p>
          </table:table-cell>
          <table:table-cell table:style-name="Таблица2.A2" office:value-type="string">
            <text:p text:style-name="P82">12</text:p>
          </table:table-cell>
          <table:table-cell table:style-name="Таблица2.G4" office:value-type="string">
            <text:p text:style-name="P71"/>
          </table:table-cell>
          <table:table-cell table:style-name="Таблица2.H10" office:value-type="string">
            <text:p text:style-name="P71"/>
          </table:table-cell>
          <table:table-cell table:style-name="Таблица2.I4" office:value-type="string">
            <text:p text:style-name="P71"/>
          </table:table-cell>
          <table:table-cell table:style-name="Таблица2.J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2</text:p>
          </table:table-cell>
          <table:table-cell table:style-name="Таблица2.A2" office:value-type="string">
            <text:p text:style-name="P123">майор<text:line-break/>ЯГОДКИН</text:p>
            <text:p text:style-name="P123">Ярослав <text:line-break/>Геннадьевич</text:p>
          </table:table-cell>
          <table:table-cell table:style-name="Таблица2.A2" office:value-type="string">
            <text:p text:style-name="P108">пр. ком. ВДВ №129 от 28.10.14г.</text:p>
          </table:table-cell>
          <table:table-cell table:style-name="Таблица2.A2" office:value-type="string">
            <text:p text:style-name="P82">7</text:p>
          </table:table-cell>
          <table:table-cell table:style-name="Таблица2.G5" office:value-type="string">
            <text:p text:style-name="P71"/>
          </table:table-cell>
          <table:table-cell table:style-name="Таблица2.H10" office:value-type="string">
            <text:p text:style-name="P71"/>
          </table:table-cell>
          <table:table-cell table:style-name="Таблица2.I5" office:value-type="string">
            <text:p text:style-name="P71"/>
          </table:table-cell>
          <table:table-cell table:style-name="Таблица2.J5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3</text:p>
          </table:table-cell>
          <table:table-cell table:style-name="Таблица2.A2" office:value-type="string">
            <text:p text:style-name="P123">капитан<text:line-break/>ГЛУЩЕНКО<text:line-break/>Михайл<text:line-break/>Сергеевич</text:p>
          </table:table-cell>
          <table:table-cell table:style-name="Таблица2.A2" office:value-type="string">
            <text:p text:style-name="P108">пр. <text:s/>№67 от 07.07.14г.<text:line-break/></text:p>
          </table:table-cell>
          <table:table-cell table:style-name="Таблица2.A2" office:value-type="string">
            <text:p text:style-name="P82">11</text:p>
          </table:table-cell>
          <table:table-cell table:style-name="Таблица2.G6" office:value-type="string">
            <text:p text:style-name="P71"/>
          </table:table-cell>
          <table:table-cell table:style-name="Таблица2.H10" office:value-type="string">
            <text:p text:style-name="P71"/>
          </table:table-cell>
          <table:table-cell table:style-name="Таблица2.I6" office:value-type="string">
            <text:p text:style-name="P71"/>
          </table:table-cell>
          <table:table-cell table:style-name="Таблица2.J6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4</text:p>
          </table:table-cell>
          <table:table-cell table:style-name="Таблица2.A2" office:value-type="string">
            <text:p text:style-name="P123">майор<text:line-break/>БЕЛЯНОВСКИЙ<text:line-break/>Максим<text:line-break/>Андреевич</text:p>
          </table:table-cell>
          <table:table-cell table:style-name="Таблица2.A2" office:value-type="string">
            <text:p text:style-name="P108">пр. ком. ВДВ №63 от 27.06.14г.</text:p>
          </table:table-cell>
          <table:table-cell table:style-name="Таблица2.A2" office:value-type="string">
            <text:p text:style-name="P82">12</text:p>
          </table:table-cell>
          <table:table-cell table:style-name="Таблица2.G7" office:value-type="string">
            <text:p text:style-name="P71"/>
            <text:p text:style-name="P71"/>
          </table:table-cell>
          <table:table-cell table:style-name="Таблица2.H10" office:value-type="string">
            <text:p text:style-name="P71"/>
          </table:table-cell>
          <table:table-cell table:style-name="Таблица2.I7" office:value-type="string">
            <text:p text:style-name="P71"/>
          </table:table-cell>
          <table:table-cell table:style-name="Таблица2.J7" office:value-type="string"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ext:soft-page-break/>
        <table:table-row>
          <table:table-cell table:style-name="Таблица2.A2" table:number-rows-spanned="4" office:value-type="string">
            <text:p text:style-name="P104">2.</text:p>
          </table:table-cell>
          <table:table-cell table:style-name="Таблица2.A2" table:number-rows-spanned="4" office:value-type="string">
            <text:p text:style-name="P85">ПОД по ПД</text:p>
          </table:table-cell>
          <table:table-cell table:style-name="Таблица2.A2" office:value-type="string">
            <text:p text:style-name="P114">ДС №1</text:p>
          </table:table-cell>
          <table:table-cell table:style-name="Таблица2.A2" office:value-type="string">
            <text:p text:style-name="P116">капитан<text:line-break/><text:span text:style-name="T14">ГОРИН<text:line-break/>Игорь<text:line-break/>Александрович</text:span></text:p>
          </table:table-cell>
          <table:table-cell table:style-name="Таблица2.A2" office:value-type="string">
            <text:p text:style-name="P109">пр. ком. ВДВ №63 от 27.06.14г.</text:p>
          </table:table-cell>
          <table:table-cell table:style-name="Таблица2.A2" office:value-type="string">
            <text:p text:style-name="P86">13</text:p>
          </table:table-cell>
          <table:table-cell table:style-name="Таблица2.A2" office:value-type="string">
            <text:p text:style-name="P86">4</text:p>
          </table:table-cell>
          <table:table-cell table:style-name="Таблица2.A2" office:value-type="string">
            <text:p text:style-name="P86">За знание должностных обязанностей</text:p>
          </table:table-cell>
          <table:table-cell table:style-name="Таблица2.I10" office:value-type="string">
            <text:p text:style-name="P71"/>
          </table:table-cell>
          <table:table-cell table:style-name="Таблица2.J10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2</text:p>
          </table:table-cell>
          <table:table-cell table:style-name="Таблица2.A2" office:value-type="string">
            <text:p text:style-name="P124">капитан<text:line-break/><text:span text:style-name="T14">ГЛУЩЕНКО<text:line-break/>Михаил<text:line-break/>Сергеевич</text:span></text:p>
          </table:table-cell>
          <table:table-cell table:style-name="Таблица2.A2" office:value-type="string">
            <text:p text:style-name="P109">пр. ком. ВДВ №<text:span text:style-name="T14">51</text:span> от <text:span text:style-name="T14">06</text:span>.06.14г.</text:p>
          </table:table-cell>
          <table:table-cell table:style-name="Таблица2.A2" office:value-type="string">
            <text:p text:style-name="P86">12</text:p>
          </table:table-cell>
          <table:table-cell table:style-name="Таблица2.G10" office:value-type="string">
            <text:p text:style-name="P71"/>
          </table:table-cell>
          <table:table-cell table:style-name="Таблица2.H10" office:value-type="string">
            <text:p text:style-name="P71"/>
          </table:table-cell>
          <table:table-cell table:style-name="Таблица2.I10" office:value-type="string">
            <text:p text:style-name="P71"/>
          </table:table-cell>
          <table:table-cell table:style-name="Таблица2.J10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3</text:p>
          </table:table-cell>
          <table:table-cell table:style-name="Таблица2.A2" office:value-type="string">
            <text:p text:style-name="P124">капитан<text:line-break/><text:span text:style-name="T14">ПОПОВ<text:line-break/>Роман<text:line-break/>Евгеньевич</text:span></text:p>
          </table:table-cell>
          <table:table-cell table:style-name="Таблица2.A2" office:value-type="string">
            <text:p text:style-name="P109">пр. ком. ВДВ №<text:span text:style-name="T14">94</text:span> от 2<text:span text:style-name="T14">5</text:span>.0<text:span text:style-name="T14">8</text:span>.14г.</text:p>
          </table:table-cell>
          <table:table-cell table:style-name="Таблица2.A2" office:value-type="string">
            <text:p text:style-name="P86">6</text:p>
          </table:table-cell>
          <table:table-cell table:style-name="Таблица2.G10" office:value-type="string">
            <text:p text:style-name="P71"/>
          </table:table-cell>
          <table:table-cell table:style-name="Таблица2.H10" office:value-type="string">
            <text:p text:style-name="P71"/>
          </table:table-cell>
          <table:table-cell table:style-name="Таблица2.I10" office:value-type="string">
            <text:p text:style-name="P71"/>
          </table:table-cell>
          <table:table-cell table:style-name="Таблица2.J10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4</text:p>
          </table:table-cell>
          <table:table-cell table:style-name="Таблица2.A2" office:value-type="string">
            <text:p text:style-name="P124"><text:span text:style-name="T14">к</text:span>апитан<text:line-break/><text:span text:style-name="T14">АРЕСТОВ<text:line-break/>Сергей<text:line-break/>Алексеевич</text:span></text:p>
          </table:table-cell>
          <table:table-cell table:style-name="Таблица2.A2" office:value-type="string">
            <text:p text:style-name="P109">пр. ком. ВДВ №<text:span text:style-name="T14">150</text:span> от <text:span text:style-name="T14">08</text:span>.<text:span text:style-name="T14">12</text:span>.14г.</text:p>
          </table:table-cell>
          <table:table-cell table:style-name="Таблица2.A2" office:value-type="string">
            <text:p text:style-name="P86">7</text:p>
          </table:table-cell>
          <table:table-cell table:style-name="Таблица2.G11" office:value-type="string">
            <text:p text:style-name="P71"/>
          </table:table-cell>
          <table:table-cell table:style-name="Таблица2.H11" office:value-type="string">
            <text:p text:style-name="P71"/>
          </table:table-cell>
          <table:table-cell table:style-name="Таблица2.I11" office:value-type="string">
            <text:p text:style-name="P71"/>
          </table:table-cell>
          <table:table-cell table:style-name="Таблица2.J11" office:value-type="string"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ext:soft-page-break/>
        <table:table-row>
          <table:table-cell table:style-name="Таблица2.A3" table:number-columns-spanned="10" office:value-type="string">
            <text:p text:style-name="P105">17 гв. дшд (г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4" office:value-type="string">
            <text:p text:style-name="P103">3.</text:p>
          </table:table-cell>
          <table:table-cell table:style-name="Таблица2.A2" table:number-rows-spanned="4" office:value-type="string">
            <text:p text:style-name="P90">Техник-ПОД ПУ тлф. 16330-2000 (АТС-Р)</text:p>
          </table:table-cell>
          <table:table-cell table:style-name="Таблица2.A2" office:value-type="string">
            <text:p text:style-name="P122">ДС №1</text:p>
          </table:table-cell>
          <table:table-cell table:style-name="Таблица2.A2" office:value-type="string">
            <text:p text:style-name="P91"><text:span text:style-name="T17">п</text:span>рапорщик<text:line-break/><text:span text:style-name="T17">СПИЦКИЙ<text:line-break/>Виктор<text:line-break/>Игоревич</text:span></text:p>
          </table:table-cell>
          <table:table-cell table:style-name="Таблица2.A2" office:value-type="string">
            <text:p text:style-name="P110">пр. ком. ВДВ №<text:span text:style-name="T15">13</text:span> от <text:span text:style-name="T14">01</text:span>.<text:span text:style-name="T15">03</text:span>.14г.</text:p>
          </table:table-cell>
          <table:table-cell table:style-name="Таблица2.A2" office:value-type="string">
            <text:p text:style-name="P94">9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18" office:value-type="string">
            <text:p text:style-name="P71"/>
          </table:table-cell>
          <table:table-cell table:style-name="Таблица2.J18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14">ДС №2</text:p>
          </table:table-cell>
          <table:table-cell table:style-name="Таблица2.A2" office:value-type="string">
            <text:p text:style-name="P117"><text:span text:style-name="T17">п</text:span>рапорщик<text:line-break/><text:span text:style-name="T16">КЛИМЕНЧЕНКО<text:line-break/>Андрей<text:line-break/>Леонидович</text:span></text:p>
          </table:table-cell>
          <table:table-cell table:style-name="Таблица2.A2" office:value-type="string">
            <text:p text:style-name="P110">пр. ком. ВДВ №<text:span text:style-name="T15">13</text:span> от <text:span text:style-name="T14">01</text:span>.<text:span text:style-name="T15">03</text:span>.14г.</text:p>
          </table:table-cell>
          <table:table-cell table:style-name="Таблица2.A2" office:value-type="string">
            <text:p text:style-name="P95">14</text:p>
          </table:table-cell>
          <table:table-cell table:style-name="Таблица2.A2" office:value-type="string">
            <text:p text:style-name="P95">4</text:p>
          </table:table-cell>
          <table:table-cell table:style-name="Таблица2.A2" office:value-type="string">
            <text:p text:style-name="P87">За знание должностных обязанностей</text:p>
          </table:table-cell>
          <table:table-cell table:style-name="Таблица2.I18" office:value-type="string">
            <text:p text:style-name="P71"/>
          </table:table-cell>
          <table:table-cell table:style-name="Таблица2.J18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3</text:p>
          </table:table-cell>
          <table:table-cell table:style-name="Таблица2.A2" office:value-type="string">
            <text:p text:style-name="P92"><text:span text:style-name="T17">п</text:span>рапорщик<text:line-break/><text:span text:style-name="T16">ПЯТКИН<text:line-break/>Сергей<text:line-break/>Викторович</text:span></text:p>
          </table:table-cell>
          <table:table-cell table:style-name="Таблица2.A2" office:value-type="string">
            <text:p text:style-name="P110">пр. ком. ВДВ №<text:span text:style-name="T15">948</text:span> от <text:span text:style-name="T15">11</text:span>.<text:span text:style-name="T15">12</text:span>.1<text:span text:style-name="T15">3</text:span>г.</text:p>
          </table:table-cell>
          <table:table-cell table:style-name="Таблица2.A2" office:value-type="string">
            <text:p text:style-name="P95">15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18" office:value-type="string">
            <text:p text:style-name="P71"/>
          </table:table-cell>
          <table:table-cell table:style-name="Таблица2.J18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4</text:p>
          </table:table-cell>
          <table:table-cell table:style-name="Таблица2.A2" office:value-type="string">
            <text:p text:style-name="P92"><text:span text:style-name="T17">п</text:span>рапорщик<text:line-break/><text:span text:style-name="T16">РОЖНОВ <text:line-break/>Константин <text:line-break/>Валерьевич</text:span></text:p>
          </table:table-cell>
          <table:table-cell table:style-name="Таблица2.A2" office:value-type="string">
            <text:p text:style-name="P110">пр. ком. ВДВ №<text:span text:style-name="T15">948</text:span> от <text:span text:style-name="T15">11</text:span>.<text:span text:style-name="T15">12</text:span>.1<text:span text:style-name="T15">3</text:span>г.</text:p>
          </table:table-cell>
          <table:table-cell table:style-name="Таблица2.A2" office:value-type="string">
            <text:p text:style-name="P95">2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18" office:value-type="string">
            <text:p text:style-name="P71"/>
          </table:table-cell>
          <table:table-cell table:style-name="Таблица2.J18" office:value-type="string"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ext:soft-page-break/>
        <table:table-row>
          <table:table-cell table:style-name="Таблица2.A3" table:number-columns-spanned="10" office:value-type="string">
            <text:p text:style-name="P103">86 гв дш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4" office:value-type="string">
            <text:p text:style-name="P106">4.</text:p>
          </table:table-cell>
          <table:table-cell table:style-name="Таблица2.A2" table:number-rows-spanned="4" office:value-type="string">
            <text:p text:style-name="P91">техник-ПОД ПУ тлф. <text:s/>16200-2000 (АТС-Р)</text:p>
          </table:table-cell>
          <table:table-cell table:style-name="Таблица2.A2" office:value-type="string">
            <text:p text:style-name="P122">ДС №1</text:p>
          </table:table-cell>
          <table:table-cell table:style-name="Таблица2.A2" office:value-type="string">
            <text:p text:style-name="P111"><text:span text:style-name="T18">страший</text:span><text:line-break/>прапорщик ТОНКОНОГИЙ Александр Васильевич </text:p>
          </table:table-cell>
          <table:table-cell table:style-name="Таблица2.A2" office:value-type="string">
            <text:p text:style-name="P111">Пр. КВДВ <text:span text:style-name="T18">№</text:span>22 от 20.03.2014г </text:p>
          </table:table-cell>
          <table:table-cell table:style-name="Таблица2.A2" office:value-type="string">
            <text:p text:style-name="P96">9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18" office:value-type="string">
            <text:p text:style-name="P71"/>
          </table:table-cell>
          <table:table-cell table:style-name="Таблица2.J18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2</text:p>
          </table:table-cell>
          <table:table-cell table:style-name="Таблица2.A2" office:value-type="string">
            <text:p text:style-name="P111">прапорщик ЕВДОШИН Александр Владнмиров<text:span text:style-name="T18">и</text:span>ч </text:p>
          </table:table-cell>
          <table:table-cell table:style-name="Таблица2.A2" office:value-type="string">
            <text:p text:style-name="P111">Пр. КВДВ <text:span text:style-name="T18">№</text:span>34 <text:span text:style-name="T18">от <text:s/></text:span>24.04.2014г</text:p>
          </table:table-cell>
          <table:table-cell table:style-name="Таблица2.A2" office:value-type="string">
            <text:p text:style-name="P96">10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3</text:p>
          </table:table-cell>
          <table:table-cell table:style-name="Таблица2.A2" office:value-type="string">
            <text:p text:style-name="P111"><text:span text:style-name="T18">старший </text:span>прапорщик КАНАКИН <text:line-break/>Виталий Викторович</text:p>
          </table:table-cell>
          <table:table-cell table:style-name="Таблица2.A2" office:value-type="string">
            <text:p text:style-name="P111">Пр. КВДВ <text:span text:style-name="T18">№</text:span>34 <text:span text:style-name="T18">от <text:s/></text:span>24.04.2014г</text:p>
          </table:table-cell>
          <table:table-cell table:style-name="Таблица2.A2" office:value-type="string">
            <text:p text:style-name="P96">6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14">ДС №4</text:p>
          </table:table-cell>
          <table:table-cell table:style-name="Таблица2.A2" office:value-type="string">
            <text:p text:style-name="P120"><text:span text:style-name="T18">прапорщик</text:span> ПОРОТНИКОВ Вас<text:span text:style-name="T18">и</text:span>лий <text:line-break/>Владимиров<text:span text:style-name="T18">и</text:span>ч</text:p>
          </table:table-cell>
          <table:table-cell table:style-name="Таблица2.A2" office:value-type="string">
            <text:p text:style-name="P111">Пр. КВДВ <text:span text:style-name="T18">№16</text:span> <text:span text:style-name="T18">от <text:s/>03</text:span>.<text:span text:style-name="T18">03</text:span>.2014г</text:p>
          </table:table-cell>
          <table:table-cell table:style-name="Таблица2.A2" office:value-type="string">
            <text:p text:style-name="P96">15</text:p>
          </table:table-cell>
          <table:table-cell table:style-name="Таблица2.A2" office:value-type="string">
            <text:p text:style-name="P96">4</text:p>
          </table:table-cell>
          <table:table-cell table:style-name="Таблица2.A2" office:value-type="string">
            <text:p text:style-name="P88">За знание должностных обязанностей</text:p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ext:soft-page-break/>
        <table:table-row>
          <table:table-cell table:style-name="Таблица2.A3" table:number-columns-spanned="10" office:value-type="string">
            <text:p text:style-name="P107">108 гв вд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4" office:value-type="string">
            <text:p text:style-name="P107">5.</text:p>
          </table:table-cell>
          <table:table-cell table:style-name="Таблица2.A2" table:number-rows-spanned="4" office:value-type="string">
            <text:p text:style-name="P93">ПУ тлф. <text:s/>16<text:span text:style-name="T19">101</text:span>-2000 (АТС-Р)</text:p>
          </table:table-cell>
          <table:table-cell table:style-name="Таблица2.A2" office:value-type="string">
            <text:p text:style-name="P122">ДС №1</text:p>
          </table:table-cell>
          <table:table-cell table:style-name="Таблица2.A2" office:value-type="string">
            <text:p text:style-name="P125">прапорщик</text:p>
            <text:p text:style-name="P127">БАЛАНДИН</text:p>
            <text:p text:style-name="P127">Алексей</text:p>
            <text:p text:style-name="P127">Александрович</text:p>
          </table:table-cell>
          <table:table-cell table:style-name="Таблица2.A2" office:value-type="string">
            <text:p text:style-name="P112">Пр. КВДВ <text:span text:style-name="T18">№13</text:span> <text:span text:style-name="T18">от <text:s/>01</text:span>.<text:span text:style-name="T18">03</text:span>.2014г</text:p>
          </table:table-cell>
          <table:table-cell table:style-name="Таблица2.A2" office:value-type="string">
            <text:p text:style-name="P100">8</text:p>
          </table:table-cell>
          <table:table-cell table:style-name="Таблица2.A2" office:value-type="string">
            <text:p text:style-name="P96"/>
          </table:table-cell>
          <table:table-cell table:style-name="Таблица2.A2" office:value-type="string">
            <text:p text:style-name="P88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14">ДС №2</text:p>
          </table:table-cell>
          <table:table-cell table:style-name="Таблица2.A2" office:value-type="string">
            <text:p text:style-name="P121">Прапорщик</text:p>
            <text:p text:style-name="P121">КИЛЬЯНОВ</text:p>
            <text:p text:style-name="P121">Михайл</text:p>
            <text:p text:style-name="P121">Влерьевич</text:p>
          </table:table-cell>
          <table:table-cell table:style-name="Таблица2.A2" office:value-type="string">
            <text:p text:style-name="P112">Пр. КВДВ <text:span text:style-name="T18">№13</text:span> <text:span text:style-name="T18">от <text:s/>01</text:span>.<text:span text:style-name="T18">03</text:span>.2014г</text:p>
          </table:table-cell>
          <table:table-cell table:style-name="Таблица2.A2" office:value-type="string">
            <text:p text:style-name="P100">14</text:p>
          </table:table-cell>
          <table:table-cell table:style-name="Таблица2.A2" office:value-type="string">
            <text:p text:style-name="P100">4</text:p>
          </table:table-cell>
          <table:table-cell table:style-name="Таблица2.A2" office:value-type="string">
            <text:p text:style-name="P89">За знание должностных обязанностей</text:p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3</text:p>
          </table:table-cell>
          <table:table-cell table:style-name="Таблица2.A2" office:value-type="string">
            <text:p text:style-name="P127">старший прапорщик </text:p>
            <text:p text:style-name="P127">ПРОКОПЕНКО</text:p>
            <text:p text:style-name="P127">Николай </text:p>
            <text:p text:style-name="P127">Анатольевич</text:p>
          </table:table-cell>
          <table:table-cell table:style-name="Таблица2.A2" office:value-type="string">
            <text:p text:style-name="P112">Пр. КВДВ <text:span text:style-name="T18">№13</text:span> <text:span text:style-name="T18">от <text:s/>01</text:span>.<text:span text:style-name="T18">03</text:span>.2014г</text:p>
          </table:table-cell>
          <table:table-cell table:style-name="Таблица2.A2" office:value-type="string">
            <text:p text:style-name="P100">13</text:p>
          </table:table-cell>
          <table:table-cell table:style-name="Таблица2.A2" office:value-type="string">
            <text:p text:style-name="P100"/>
          </table:table-cell>
          <table:table-cell table:style-name="Таблица2.A2" office:value-type="string">
            <text:p text:style-name="P89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4</text:p>
          </table:table-cell>
          <table:table-cell table:style-name="Таблица2.A2" office:value-type="string">
            <text:p text:style-name="P127">прапорщик </text:p>
            <text:p text:style-name="P127">ШЕШЛЕБИН</text:p>
            <text:p text:style-name="P127">Андрей <text:span text:style-name="T20">А</text:span>лександрович</text:p>
          </table:table-cell>
          <table:table-cell table:style-name="Таблица2.A2" office:value-type="string">
            <text:p text:style-name="P126">Пр. КВДВ <text:span text:style-name="T18">№13</text:span> <text:span text:style-name="T18">от <text:s/>01</text:span>.<text:span text:style-name="T18">03</text:span>.2014г</text:p>
          </table:table-cell>
          <table:table-cell table:style-name="Таблица2.A2" office:value-type="string">
            <text:p text:style-name="P100">5</text:p>
          </table:table-cell>
          <table:table-cell table:style-name="Таблица2.A2" office:value-type="string">
            <text:p text:style-name="P100"/>
          </table:table-cell>
          <table:table-cell table:style-name="Таблица2.A2" office:value-type="string">
            <text:p text:style-name="P89"/>
          </table:table-cell>
          <table:table-cell table:style-name="Таблица2.I26" office:value-type="string">
            <text:p text:style-name="P71"/>
          </table:table-cell>
          <table:table-cell table:style-name="Таблица2.J26" office:value-type="string"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ext:soft-page-break/>
        <table:table-row>
          <table:table-cell table:style-name="Таблица2.A3" table:number-columns-spanned="10" office:value-type="string">
            <text:p text:style-name="P107">116 гв <text:s/>вд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4" office:value-type="string">
            <text:p text:style-name="P107">6.</text:p>
          </table:table-cell>
          <table:table-cell table:style-name="Таблица2.A2" table:number-rows-spanned="4" office:value-type="string">
            <text:p text:style-name="P93">техник-ПОД ПУ тлф. <text:s/>16<text:span text:style-name="T19">104</text:span>-2000 (АТС-Р)</text:p>
          </table:table-cell>
          <table:table-cell table:style-name="Таблица2.A2" office:value-type="string">
            <text:p text:style-name="P114">ДС №1</text:p>
          </table:table-cell>
          <table:table-cell table:style-name="Таблица2.A2" office:value-type="string">
            <text:p text:style-name="P119">прапорщик</text:p>
            <text:p text:style-name="P119">НИКОЛАЕВ </text:p>
            <text:p text:style-name="P119">Кирилл </text:p>
            <text:p text:style-name="P119">Игоревич</text:p>
          </table:table-cell>
          <table:table-cell table:style-name="Таблица2.A2" office:value-type="string">
            <text:p text:style-name="P112">Пр. КВДВ <text:span text:style-name="T18">№948</text:span> <text:span text:style-name="T18">от <text:s/>11</text:span>.<text:span text:style-name="T20">12</text:span>.20<text:span text:style-name="T20">13</text:span>г</text:p>
          </table:table-cell>
          <table:table-cell table:style-name="Таблица2.A2" office:value-type="string">
            <text:p text:style-name="P100">11</text:p>
          </table:table-cell>
          <table:table-cell table:style-name="Таблица2.A2" office:value-type="string">
            <text:p text:style-name="P100">4</text:p>
          </table:table-cell>
          <table:table-cell table:style-name="Таблица2.A2" office:value-type="string">
            <text:p text:style-name="P89">За знание должностных обязанностей</text:p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2</text:p>
          </table:table-cell>
          <table:table-cell table:style-name="Таблица2.A2" office:value-type="string">
            <text:p text:style-name="P97">прапорщик</text:p>
            <text:p text:style-name="P97">НОВИКОВ </text:p>
            <text:p text:style-name="P97">Сергей</text:p>
            <text:p text:style-name="P97">Михайлович</text:p>
          </table:table-cell>
          <table:table-cell table:style-name="Таблица2.A2" office:value-type="string">
            <text:p text:style-name="P112">Пр. КВДВ <text:span text:style-name="T18">№948</text:span> <text:span text:style-name="T18">от <text:s/>11</text:span>.<text:span text:style-name="T20">12</text:span>.20<text:span text:style-name="T20">13</text:span>г</text:p>
          </table:table-cell>
          <table:table-cell table:style-name="Таблица2.A2" office:value-type="string">
            <text:p text:style-name="P100">11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3</text:p>
          </table:table-cell>
          <table:table-cell table:style-name="Таблица2.A2" office:value-type="string">
            <text:p text:style-name="P97">прапорщик</text:p>
            <text:p text:style-name="P97">СЕЛЬКИН</text:p>
            <text:p text:style-name="P97">Андрей</text:p>
            <text:p text:style-name="P97">Олегович</text:p>
          </table:table-cell>
          <table:table-cell table:style-name="Таблица2.A2" office:value-type="string">
            <text:p text:style-name="P112">Пр. КВДВ <text:span text:style-name="T18">№948</text:span> <text:span text:style-name="T18">от <text:s/>11</text:span>.<text:span text:style-name="T20">12</text:span>.20<text:span text:style-name="T20">13</text:span>г</text:p>
          </table:table-cell>
          <table:table-cell table:style-name="Таблица2.A2" office:value-type="string">
            <text:p text:style-name="P100">10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4</text:p>
          </table:table-cell>
          <table:table-cell table:style-name="Таблица2.A2" office:value-type="string">
            <text:p text:style-name="P97">старший </text:p>
            <text:p text:style-name="P97">прапорщик</text:p>
            <text:p text:style-name="P97">ЛОГИНОВ </text:p>
            <text:p text:style-name="P97">Александр</text:p>
            <text:p text:style-name="P97">Александрович</text:p>
          </table:table-cell>
          <table:table-cell table:style-name="Таблица2.A2" office:value-type="string">
            <text:p text:style-name="P112">Пр. КВДВ <text:span text:style-name="T18">№948</text:span> <text:span text:style-name="T18">от <text:s/>11</text:span>.<text:span text:style-name="T20">12</text:span>.20<text:span text:style-name="T20">13</text:span>г</text:p>
          </table:table-cell>
          <table:table-cell table:style-name="Таблица2.A2" office:value-type="string">
            <text:p text:style-name="P100">8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ext:soft-page-break/>
        <table:table-row>
          <table:table-cell table:style-name="Таблица2.A3" table:number-columns-spanned="10" office:value-type="string">
            <text:p text:style-name="P107">21 гв одшб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4" office:value-type="string">
            <text:p text:style-name="P107">7.</text:p>
          </table:table-cell>
          <table:table-cell table:style-name="Таблица2.A2" table:number-rows-spanned="4" office:value-type="string">
            <text:p text:style-name="P93">техник-ПОД ПУ тлф. <text:s/><text:span text:style-name="T19">11515</text:span>-2000 (АТС-Р)</text:p>
          </table:table-cell>
          <table:table-cell table:style-name="Таблица2.A2" office:value-type="string">
            <text:p text:style-name="P114">ДС №1</text:p>
          </table:table-cell>
          <table:table-cell table:style-name="Таблица2.A2" office:value-type="string">
            <text:p text:style-name="P119">прапо<text:span text:style-name="T20">р</text:span>щик</text:p>
            <text:p text:style-name="P119">МИРОВНОВ</text:p>
            <text:p text:style-name="P119">Павел </text:p>
            <text:p text:style-name="P119">Михайлович</text:p>
          </table:table-cell>
          <table:table-cell table:style-name="Таблица2.A2" office:value-type="string">
            <text:p text:style-name="P112">Пр. КВДВ <text:span text:style-name="T18">№24</text:span> <text:span text:style-name="T18">от <text:s/>14</text:span>.<text:span text:style-name="T20">10</text:span>.20<text:span text:style-name="T20">14</text:span>г</text:p>
          </table:table-cell>
          <table:table-cell table:style-name="Таблица2.A2" office:value-type="string">
            <text:p text:style-name="P100">12</text:p>
          </table:table-cell>
          <table:table-cell table:style-name="Таблица2.A2" office:value-type="string">
            <text:p text:style-name="P100">4</text:p>
          </table:table-cell>
          <table:table-cell table:style-name="Таблица2.A2" office:value-type="string">
            <text:p text:style-name="P89">За знание должностных обязанностей</text:p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2</text:p>
          </table:table-cell>
          <table:table-cell table:style-name="Таблица2.A2" office:value-type="string">
            <text:p text:style-name="P97">прапорщик</text:p>
            <text:p text:style-name="P98">Ковалев</text:p>
            <text:p text:style-name="P98">Алексей</text:p>
            <text:p text:style-name="P98">Константинович</text:p>
          </table:table-cell>
          <table:table-cell table:style-name="Таблица2.A2" office:value-type="string">
            <text:p text:style-name="P112">Пр. КВДВ <text:span text:style-name="T18">№28</text:span> <text:span text:style-name="T18">от <text:s/>11</text:span>.<text:span text:style-name="T20">06</text:span>.20<text:span text:style-name="T20">15</text:span>г</text:p>
          </table:table-cell>
          <table:table-cell table:style-name="Таблица2.A2" office:value-type="string">
            <text:p text:style-name="P100">5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3</text:p>
          </table:table-cell>
          <table:table-cell table:style-name="Таблица2.A2" office:value-type="string">
            <text:p text:style-name="P97">пр<text:span text:style-name="T20">а</text:span>по<text:span text:style-name="T20">р</text:span>щик</text:p>
            <text:p text:style-name="P97">ХМЕЛЕВ</text:p>
            <text:p text:style-name="P97">Анатолий </text:p>
            <text:p text:style-name="P97">Владимирович</text:p>
          </table:table-cell>
          <table:table-cell table:style-name="Таблица2.A2" office:value-type="string">
            <text:p text:style-name="P112">Пр. <text:span text:style-name="T20">ком. в/ч №28</text:span> <text:span text:style-name="T18">от <text:s/>12</text:span>.<text:span text:style-name="T20">07</text:span>.20<text:span text:style-name="T20">15</text:span>г</text:p>
          </table:table-cell>
          <table:table-cell table:style-name="Таблица2.A2" office:value-type="string">
            <text:p text:style-name="P100">10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4</text:p>
          </table:table-cell>
          <table:table-cell table:style-name="Таблица2.A2" office:value-type="string">
            <text:p text:style-name="P97">старший прапорщик</text:p>
            <text:p text:style-name="P97">АНУЧИН</text:p>
            <text:p text:style-name="P97">Максим</text:p>
            <text:p text:style-name="P97">Сергеевич</text:p>
          </table:table-cell>
          <table:table-cell table:style-name="Таблица2.A2" office:value-type="string">
            <text:p text:style-name="P112">Пр. КВДВ <text:span text:style-name="T18">№24</text:span> <text:span text:style-name="T18">от <text:s/>14</text:span>.<text:span text:style-name="T21">10</text:span>.20<text:span text:style-name="T20">14</text:span>г</text:p>
          </table:table-cell>
          <table:table-cell table:style-name="Таблица2.A2" office:value-type="string">
            <text:p text:style-name="P100">13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ext:soft-page-break/>
        <table:table-row>
          <table:table-cell table:style-name="Таблица2.A3" table:number-columns-spanned="10" office:value-type="string">
            <text:p text:style-name="P107">41 гв одшб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4" office:value-type="string">
            <text:p text:style-name="P107">8.</text:p>
          </table:table-cell>
          <table:table-cell table:style-name="Таблица2.A2" table:number-rows-spanned="4" office:value-type="string">
            <text:p text:style-name="P93">техник-ПОД ПУ тлф. <text:s/>16<text:span text:style-name="T19">4</text:span>00-2000 (АТС-Р)</text:p>
          </table:table-cell>
          <table:table-cell table:style-name="Таблица2.A2" office:value-type="string">
            <text:p text:style-name="P114">ДС №1</text:p>
          </table:table-cell>
          <table:table-cell table:style-name="Таблица2.A2" office:value-type="string">
            <text:p text:style-name="P119">прапорщик</text:p>
            <text:p text:style-name="P119">СЛОБОДКИН</text:p>
            <text:p text:style-name="P119">Марат </text:p>
            <text:p text:style-name="P119">Евгеньевич</text:p>
          </table:table-cell>
          <table:table-cell table:style-name="Таблица2.A2" office:value-type="string">
            <text:p text:style-name="P112">Пр. КВДВ <text:span text:style-name="T18">№87</text:span> <text:span text:style-name="T18">от <text:s/>08</text:span>.<text:span text:style-name="T21">08</text:span>.20<text:span text:style-name="T20">14</text:span>г</text:p>
          </table:table-cell>
          <table:table-cell table:style-name="Таблица2.A2" office:value-type="string">
            <text:p text:style-name="P100">10</text:p>
          </table:table-cell>
          <table:table-cell table:style-name="Таблица2.A2" office:value-type="string">
            <text:p text:style-name="P100">4</text:p>
          </table:table-cell>
          <table:table-cell table:style-name="Таблица2.A2" office:value-type="string">
            <text:p text:style-name="P89">За знание должностных обязанностей</text:p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2</text:p>
          </table:table-cell>
          <table:table-cell table:style-name="Таблица2.A2" office:value-type="string">
            <text:p text:style-name="P97">прапорщик</text:p>
            <text:p text:style-name="P97">ЗИНИН</text:p>
            <text:p text:style-name="P97">Дмитрий<text:line-break/>Владимирович</text:p>
          </table:table-cell>
          <table:table-cell table:style-name="Таблица2.A2" office:value-type="string">
            <text:p text:style-name="P113">Пр. <text:span text:style-name="T21">МО РФ №921</text:span> <text:span text:style-name="T18">от <text:s/>28</text:span>.<text:span text:style-name="T21">11</text:span>.20<text:span text:style-name="T20">13</text:span>г</text:p>
          </table:table-cell>
          <table:table-cell table:style-name="Таблица2.A2" office:value-type="string">
            <text:p text:style-name="P100">7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3</text:p>
          </table:table-cell>
          <table:table-cell table:style-name="Таблица2.A2" office:value-type="string">
            <text:p text:style-name="P97">прапорщик</text:p>
            <text:p text:style-name="P97">ОФИЛЬКИН</text:p>
            <text:p text:style-name="P97">Денис</text:p>
            <text:p text:style-name="P97">Юрьевич</text:p>
          </table:table-cell>
          <table:table-cell table:style-name="Таблица2.A2" office:value-type="string">
            <text:p text:style-name="P113">Пр. КВДВ <text:span text:style-name="T18">№4</text:span> <text:span text:style-name="T18">от <text:s/>01</text:span>.<text:span text:style-name="T21">02</text:span>.20<text:span text:style-name="T20">14</text:span>г</text:p>
          </table:table-cell>
          <table:table-cell table:style-name="Таблица2.A2" office:value-type="string">
            <text:p text:style-name="P100">11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4</text:p>
          </table:table-cell>
          <table:table-cell table:style-name="Таблица2.A2" office:value-type="string">
            <text:p text:style-name="P97">прапорщик</text:p>
            <text:p text:style-name="P97">НИКИТИН</text:p>
            <text:p text:style-name="P97">Вячеслав</text:p>
            <text:p text:style-name="P97">Николаевич</text:p>
          </table:table-cell>
          <table:table-cell table:style-name="Таблица2.A2" office:value-type="string">
            <text:p text:style-name="P113">Пр. <text:span text:style-name="T21">МО РФ №921</text:span> <text:span text:style-name="T18">от <text:s/>28</text:span>.<text:span text:style-name="T21">11</text:span>.20<text:span text:style-name="T20">13</text:span>г</text:p>
          </table:table-cell>
          <table:table-cell table:style-name="Таблица2.A2" office:value-type="string">
            <text:p text:style-name="P100">12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ext:soft-page-break/>
        <table:table-row>
          <table:table-cell table:style-name="Таблица2.A3" table:number-columns-spanned="10" office:value-type="string">
            <text:p text:style-name="P107">96 гв одшб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4" office:value-type="string">
            <text:p text:style-name="P107">9.</text:p>
          </table:table-cell>
          <table:table-cell table:style-name="Таблица2.A2" table:number-rows-spanned="4" office:value-type="string">
            <text:p text:style-name="P93">техник-ПОД ПУ тлф. <text:s/>1<text:span text:style-name="T19">1333</text:span>-2000 (АТС-Р)</text:p>
          </table:table-cell>
          <table:table-cell table:style-name="Таблица2.A2" office:value-type="string">
            <text:p text:style-name="P114">ДС №1</text:p>
          </table:table-cell>
          <table:table-cell table:style-name="Таблица2.A2" office:value-type="string">
            <text:p text:style-name="P119">прапорщик</text:p>
            <text:p text:style-name="P119">ПАРАМОНОВ</text:p>
            <text:p text:style-name="P119">Алексей </text:p>
            <text:p text:style-name="P119">Сергеевич</text:p>
          </table:table-cell>
          <table:table-cell table:style-name="Таблица2.A2" office:value-type="string">
            <text:p text:style-name="P113">Пр. КВДВ <text:span text:style-name="T18">№50</text:span> <text:span text:style-name="T18">от <text:s/>05</text:span>.<text:span text:style-name="T21">06</text:span>.20<text:span text:style-name="T20">14</text:span>г</text:p>
          </table:table-cell>
          <table:table-cell table:style-name="Таблица2.A2" office:value-type="string">
            <text:p text:style-name="P100">13</text:p>
          </table:table-cell>
          <table:table-cell table:style-name="Таблица2.A2" office:value-type="string">
            <text:p text:style-name="P100">4</text:p>
          </table:table-cell>
          <table:table-cell table:style-name="Таблица2.A2" office:value-type="string">
            <text:p text:style-name="P89">За знание должностных обязанностей</text:p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2</text:p>
          </table:table-cell>
          <table:table-cell table:style-name="Таблица2.A2" office:value-type="string">
            <text:p text:style-name="P97">прапорщик</text:p>
            <text:p text:style-name="P97">СУШКОВ</text:p>
            <text:p text:style-name="P97">Александр</text:p>
            <text:p text:style-name="P97">Владимирович</text:p>
          </table:table-cell>
          <table:table-cell table:style-name="Таблица2.A2" office:value-type="string">
            <text:p text:style-name="P113">Пр. КВДВ <text:span text:style-name="T18">№13</text:span> <text:span text:style-name="T18">от <text:s/>01</text:span>.<text:span text:style-name="T21">03</text:span>.20<text:span text:style-name="T20">14</text:span>г</text:p>
          </table:table-cell>
          <table:table-cell table:style-name="Таблица2.A2" office:value-type="string">
            <text:p text:style-name="P100">7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44" office:value-type="string">
            <text:p text:style-name="P71"/>
          </table:table-cell>
          <table:table-cell table:style-name="Таблица2.J44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3</text:p>
          </table:table-cell>
          <table:table-cell table:style-name="Таблица2.A2" office:value-type="string">
            <text:p text:style-name="P97">прапорщик</text:p>
            <text:p text:style-name="P97">БЕЛЕНКОВ</text:p>
            <text:p text:style-name="P97">Алексей <text:line-break/>Викторович</text:p>
          </table:table-cell>
          <table:table-cell table:style-name="Таблица2.A2" office:value-type="string">
            <text:p text:style-name="P113">Пр. КВДВ <text:span text:style-name="T18">№50</text:span> <text:span text:style-name="T18">от <text:s/>05</text:span>.<text:span text:style-name="T21">06</text:span>.20<text:span text:style-name="T20">14</text:span>г</text:p>
          </table:table-cell>
          <table:table-cell table:style-name="Таблица2.A2" office:value-type="string">
            <text:p text:style-name="P100">8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50" office:value-type="string">
            <text:p text:style-name="P71"/>
          </table:table-cell>
          <table:table-cell table:style-name="Таблица2.J50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4</text:p>
          </table:table-cell>
          <table:table-cell table:style-name="Таблица2.A2" office:value-type="string">
            <text:p text:style-name="P97">прапорщик</text:p>
            <text:p text:style-name="P99">КУРСЕКОВ<text:line-break/>Сергей<text:line-break/>Николаевич</text:p>
          </table:table-cell>
          <table:table-cell table:style-name="Таблица2.A2" office:value-type="string">
            <text:p text:style-name="P113">Пр. КВДВ <text:span text:style-name="T18">№13</text:span> <text:span text:style-name="T18">от <text:s/>01</text:span>.<text:span text:style-name="T21">03</text:span>.20<text:span text:style-name="T20">14</text:span>г</text:p>
          </table:table-cell>
          <table:table-cell table:style-name="Таблица2.A2" office:value-type="string">
            <text:p text:style-name="P100">12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50" office:value-type="string">
            <text:p text:style-name="P71"/>
          </table:table-cell>
          <table:table-cell table:style-name="Таблица2.J50" office:value-type="string"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ext:soft-page-break/>
        <table:table-row>
          <table:table-cell table:style-name="Таблица2.A3" table:number-columns-spanned="10" office:value-type="string">
            <text:p text:style-name="P107">93 гв одшб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4" office:value-type="string">
            <text:p text:style-name="P107">10.</text:p>
          </table:table-cell>
          <table:table-cell table:style-name="Таблица2.A2" table:number-rows-spanned="4" office:value-type="string">
            <text:p text:style-name="P93">техник-ПОД ПУ тлф. <text:s/>1<text:span text:style-name="T19">1</text:span>6<text:span text:style-name="T19">13</text:span>-200<text:span text:style-name="T19">1</text:span> (АТС-Р)</text:p>
          </table:table-cell>
          <table:table-cell table:style-name="Таблица2.A2" office:value-type="string">
            <text:p text:style-name="P114">ДС №1</text:p>
          </table:table-cell>
          <table:table-cell table:style-name="Таблица2.A2" office:value-type="string">
            <text:p text:style-name="P118">прапорщик<text:line-break/>БЕРДНИК<text:line-break/>Алексей<text:line-break/>Владимирович</text:p>
          </table:table-cell>
          <table:table-cell table:style-name="Таблица2.A2" office:value-type="string">
            <text:p text:style-name="P113">Пр. КВДВ <text:span text:style-name="T18">№56</text:span> <text:span text:style-name="T18">от <text:s/>02</text:span>.<text:span text:style-name="T21">06</text:span>.20<text:span text:style-name="T20">15</text:span>г</text:p>
          </table:table-cell>
          <table:table-cell table:style-name="Таблица2.A2" office:value-type="string">
            <text:p text:style-name="P100">14</text:p>
          </table:table-cell>
          <table:table-cell table:style-name="Таблица2.A2" office:value-type="string">
            <text:p text:style-name="P100">4</text:p>
          </table:table-cell>
          <table:table-cell table:style-name="Таблица2.A2" office:value-type="string">
            <text:p text:style-name="P89">За знание должностных обязанностей</text:p>
          </table:table-cell>
          <table:table-cell table:style-name="Таблица2.I50" office:value-type="string">
            <text:p text:style-name="P71"/>
          </table:table-cell>
          <table:table-cell table:style-name="Таблица2.J50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2</text:p>
          </table:table-cell>
          <table:table-cell table:style-name="Таблица2.A2" office:value-type="string">
            <text:p text:style-name="P99">прапорщик</text:p>
            <text:p text:style-name="P99">КРЫЛОВ<text:line-break/>Виталий<text:line-break/>Алексеевич</text:p>
          </table:table-cell>
          <table:table-cell table:style-name="Таблица2.A2" office:value-type="string">
            <text:p text:style-name="P113">Пр. <text:span text:style-name="T21">СС ЗМО РФ №481</text:span> <text:span text:style-name="T18">от <text:s/>24</text:span>.<text:span text:style-name="T21">02</text:span>.20<text:span text:style-name="T20">15</text:span>г</text:p>
          </table:table-cell>
          <table:table-cell table:style-name="Таблица2.A2" office:value-type="string">
            <text:p text:style-name="P100">12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50" office:value-type="string">
            <text:p text:style-name="P71"/>
          </table:table-cell>
          <table:table-cell table:style-name="Таблица2.J50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3</text:p>
          </table:table-cell>
          <table:table-cell table:style-name="Таблица2.A2" office:value-type="string">
            <text:p text:style-name="P99">прапорщик</text:p>
            <text:p text:style-name="P99">ЕФРЕМЕНКО</text:p>
            <text:p text:style-name="P99">Евгений</text:p>
            <text:p text:style-name="P99">Станиславович</text:p>
          </table:table-cell>
          <table:table-cell table:style-name="Таблица2.A2" office:value-type="string">
            <text:p text:style-name="P113">Пр. КВДВ <text:span text:style-name="T18">№15</text:span> <text:span text:style-name="T18">от <text:s/>24</text:span>.<text:span text:style-name="T21">02</text:span>.20<text:span text:style-name="T20">15</text:span>г</text:p>
          </table:table-cell>
          <table:table-cell table:style-name="Таблица2.A2" office:value-type="string">
            <text:p text:style-name="P100">5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50" office:value-type="string">
            <text:p text:style-name="P71"/>
          </table:table-cell>
          <table:table-cell table:style-name="Таблица2.J50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4</text:p>
          </table:table-cell>
          <table:table-cell table:style-name="Таблица2.A2" office:value-type="string">
            <text:p text:style-name="P99">Прапорщик</text:p>
            <text:p text:style-name="P99">ГЛУПОВ</text:p>
            <text:p text:style-name="P99">Константин</text:p>
            <text:p text:style-name="P99">Игревич</text:p>
          </table:table-cell>
          <table:table-cell table:style-name="Таблица2.A2" office:value-type="string">
            <text:p text:style-name="P113">Пр. КВДВ <text:span text:style-name="T18">№13</text:span> <text:span text:style-name="T18">от <text:s/>01</text:span>.<text:span text:style-name="T21">03</text:span>.20<text:span text:style-name="T20">14</text:span>г</text:p>
          </table:table-cell>
          <table:table-cell table:style-name="Таблица2.A2" office:value-type="string">
            <text:p text:style-name="P100">9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55" office:value-type="string">
            <text:p text:style-name="P71"/>
          </table:table-cell>
          <table:table-cell table:style-name="Таблица2.J55" office:value-type="string"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</table:table-row>
        <text:soft-page-break/>
        <table:table-row>
          <table:table-cell table:style-name="Таблица2.A3" table:number-columns-spanned="10" office:value-type="string">
            <text:p text:style-name="P107">48 гв бр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4" office:value-type="string">
            <text:p text:style-name="P107">11.</text:p>
          </table:table-cell>
          <table:table-cell table:style-name="Таблица2.A2" table:number-rows-spanned="4" office:value-type="string">
            <text:p text:style-name="P93">техник-ПОД ПУ тлф. <text:s/>1<text:span text:style-name="T19">6102</text:span>-20<text:span text:style-name="T19">32</text:span> (АТС-Р)</text:p>
          </table:table-cell>
          <table:table-cell table:style-name="Таблица2.A2" office:value-type="string">
            <text:p text:style-name="P114">ДС №1</text:p>
          </table:table-cell>
          <table:table-cell table:style-name="Таблица2.A2" office:value-type="string">
            <text:p text:style-name="P118">прапощик<text:line-break/>КОЧЕТОВ</text:p>
            <text:p text:style-name="P118">Илья</text:p>
            <text:p text:style-name="P118">Андреввич</text:p>
          </table:table-cell>
          <table:table-cell table:style-name="Таблица2.A2" office:value-type="string">
            <text:p text:style-name="P113">Пр. КВДВ <text:span text:style-name="T18">№56</text:span> <text:span text:style-name="T18">от <text:s/>02</text:span>.<text:span text:style-name="T21">06</text:span>.20<text:span text:style-name="T20">15</text:span>г</text:p>
          </table:table-cell>
          <table:table-cell table:style-name="Таблица2.A2" office:value-type="string">
            <text:p text:style-name="P100">15</text:p>
          </table:table-cell>
          <table:table-cell table:style-name="Таблица2.A2" office:value-type="string">
            <text:p text:style-name="P100">4</text:p>
          </table:table-cell>
          <table:table-cell table:style-name="Таблица2.A2" office:value-type="string">
            <text:p text:style-name="P89">За знание должностных обязанностей</text:p>
          </table:table-cell>
          <table:table-cell table:style-name="Таблица2.I55" office:value-type="string">
            <text:p text:style-name="P71"/>
          </table:table-cell>
          <table:table-cell table:style-name="Таблица2.J55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2</text:p>
          </table:table-cell>
          <table:table-cell table:style-name="Таблица2.A2" office:value-type="string">
            <text:p text:style-name="P99">прапорщик</text:p>
            <text:p text:style-name="P99">ПАНФИЛОВ</text:p>
            <text:p text:style-name="P99">Иоанн</text:p>
            <text:p text:style-name="P99">Олегович</text:p>
          </table:table-cell>
          <table:table-cell table:style-name="Таблица2.A2" office:value-type="string">
            <text:p text:style-name="P113">Пр. <text:span text:style-name="T21">СС ЗМО РФ №481</text:span> <text:span text:style-name="T18">от <text:s/>24</text:span>.<text:span text:style-name="T21">02</text:span>.20<text:span text:style-name="T20">15</text:span>г</text:p>
          </table:table-cell>
          <table:table-cell table:style-name="Таблица2.A2" office:value-type="string">
            <text:p text:style-name="P100">8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55" office:value-type="string">
            <text:p text:style-name="P71"/>
          </table:table-cell>
          <table:table-cell table:style-name="Таблица2.J55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3</text:p>
          </table:table-cell>
          <table:table-cell table:style-name="Таблица2.A2" office:value-type="string">
            <text:p text:style-name="P99">старший сержант</text:p>
            <text:p text:style-name="P99">ЮДИН</text:p>
            <text:p text:style-name="P99">Андрей</text:p>
            <text:p text:style-name="P99">Анатольевич</text:p>
          </table:table-cell>
          <table:table-cell table:style-name="Таблица2.A2" office:value-type="string">
            <text:p text:style-name="P113">Пр. КВДВ <text:span text:style-name="T18">№15</text:span> <text:span text:style-name="T18">от <text:s/>24</text:span>.<text:span text:style-name="T21">02</text:span>.20<text:span text:style-name="T20">15</text:span>г</text:p>
          </table:table-cell>
          <table:table-cell table:style-name="Таблица2.A2" office:value-type="string">
            <text:p text:style-name="P100">4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55" office:value-type="string">
            <text:p text:style-name="P71"/>
          </table:table-cell>
          <table:table-cell table:style-name="Таблица2.J55" office:value-type="string">
            <text:p text:style-name="P71"/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22">ДС №4</text:p>
          </table:table-cell>
          <table:table-cell table:style-name="Таблица2.A2" office:value-type="string">
            <text:p text:style-name="P99">прапорщик </text:p>
            <text:p text:style-name="P99">ТИМОФЕЕВ</text:p>
            <text:p text:style-name="P99">Роман</text:p>
            <text:p text:style-name="P99">Юрьевич</text:p>
          </table:table-cell>
          <table:table-cell table:style-name="Таблица2.A2" office:value-type="string">
            <text:p text:style-name="P113">Пр. КВДВ <text:span text:style-name="T18">№13</text:span> <text:span text:style-name="T18">от <text:s/>01</text:span>.<text:span text:style-name="T21">03</text:span>.20<text:span text:style-name="T20">14</text:span>г</text:p>
          </table:table-cell>
          <table:table-cell table:style-name="Таблица2.A2" office:value-type="string">
            <text:p text:style-name="P100">13</text:p>
          </table:table-cell>
          <table:table-cell table:style-name="Таблица2.A2" office:value-type="string">
            <text:p text:style-name="P72"/>
          </table:table-cell>
          <table:table-cell table:style-name="Таблица2.A2" office:value-type="string">
            <text:p text:style-name="P72"/>
          </table:table-cell>
          <table:table-cell table:style-name="Таблица2.I56" office:value-type="string">
            <text:p text:style-name="P71"/>
          </table:table-cell>
          <table:table-cell table:style-name="Таблица2.J56" office:value-type="string">
            <text:p text:style-name="P71"/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29">Начальник отдела управления повседневной деятельностью</text:p>
          </table:table-cell>
          <table:table-cell table:style-name="Таблица3.B1" office:value-type="string">
            <text:p text:style-name="P63"/>
          </table:table-cell>
          <table:table-cell table:style-name="Таблица3.A1" office:value-type="string">
            <text:p text:style-name="P130">подполковник В. Ященко </text:p>
          </table:table-cell>
        </table:table-row>
        <table:table-row>
          <table:table-cell table:style-name="Таблица3.A1" office:value-type="string">
            <text:p text:style-name="P12"><text:span text:style-name="T7"><text:s text:c="110"/>(должность) </text:span></text:p>
          </table:table-cell>
          <table:table-cell table:style-name="Таблица3.A1" office:value-type="string">
            <text:p text:style-name="P14"><text:span text:style-name="T8">(</text:span>подпись<text:span text:style-name="T8">)</text:span></text:p>
          </table:table-cell>
          <table:table-cell table:style-name="Таблица3.A1" office:value-type="string">
            <text:p text:style-name="P16">(воинское звание, инициал имени, фамилия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officeooo:rsid="001851a2" officeooo:paragraph-rsid="001851a2" style:font-weight-asian="bold" style:font-weight-complex="bold"/>
    </style:style>
    <style:style style:name="MT1" style:family="text">
      <style:text-properties officeooo:rsid="001100da"/>
    </style:style>
    <style:style style:name="MT2" style:family="text">
      <style:text-properties officeooo:rsid="001851a2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<text:span text:style-name="MT1">6л</text:span></text:p>
        <text:p text:style-name="MP2">Ведомость </text:p>
        <text:p text:style-name="MP2">контроля несения службы дежурных смен управления повседневной деятельностью за <text:span text:style-name="MT2">2019</text:span> по состоянию </text:p>
        <text:p text:style-name="MP3">на 07.00 09.02.2021г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8-01T17:02:27.733470905</dc:date>
    <meta:editing-duration>PT1H20M32S</meta:editing-duration>
    <meta:editing-cycles>25</meta:editing-cycles>
    <meta:generator>LibreOffice/6.0.7.3$Linux_X86_64 LibreOffice_project/00m0$Build-3</meta:generator>
    <meta:document-statistic meta:table-count="3" meta:image-count="0" meta:object-count="0" meta:page-count="11" meta:paragraph-count="335" meta:word-count="801" meta:character-count="4766" meta:non-whitespace-character-count="4120"/>
  </office:meta>
</office:document-meta>
</file>